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3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4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7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8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9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10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12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13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14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6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17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P19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1be830" style:font-size-asian="9pt" style:font-size-complex="9pt"/>
    </style:style>
    <style:style style:name="T1" style:family="text">
      <style:text-properties officeooo:rsid="0030ae2d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/>
      <text:p text:style-name="P9"/>
      <text:p text:style-name="P9"/>
      <text:p text:style-name="P2"><text:s text:c="37"/>{object_ref} <text:s text:c="28"/>{object_date}</text:p>
      <text:p text:style-name="P4"><text:s text:c="6"/>{company_name}</text:p>
      <text:p text:style-name="P5"><text:s text:c="7"/>{company_address} <text:s text:c="3"/></text:p>
      <text:p text:style-name="P6"><text:s text:c="7"/></text:p>
      <text:p text:style-name="P1"/>
      <text:p text:style-name="P3"/>
      <text:p text:style-name="P13"><text:s text:c="4"/>[!-- BEGIN lines --]</text:p>
      <text:p text:style-name="P16"><text:span text:style-name="T2"><text:s text:c="3"/>{line_qty} <text:s text:c="8"/></text:span><text:s/><text:span text:style-name="T2">{line_fulldesc}</text:span><text:tab/> <text:s text:c="33"/><text:span text:style-name="T3">$ {line_up} <text:s text:c="23"/>$ {line_price_ht}</text:span></text:p>
      <text:p text:style-name="P14"><text:s text:c="4"/>[!-- END lines --]</text:p>
      <text:p text:style-name="P1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12"><text:s text:c="37"/><text:span text:style-name="T4"><text:s text:c="33"/></text:span><text:s text:c="68"/></text:p>
      <text:p text:style-name="P9"/>
      <text:p text:style-name="P9"/>
      <text:p text:style-name="P9"/>
      <text:p text:style-name="P17"/>
      <text:p text:style-name="P19"><text:s text:c="72"/><text:span text:style-name="T1">$</text:span> {object_total_ttc} </text:p>
      <text:p text:style-name="P7">{object_total_ttc} <text:s text:c="81"/></text:p>
      <text:p text:style-name="P8"><text:span text:style-name="T5"><text:s text:c="19"/></text:span><text:s text:c="67"/></text:p>
      <text:p text:style-name="P8"/>
      <text:p text:style-name="P8"/>
      <text:p text:style-name="P8"/>
      <text:p text:style-name="P8"/>
      <text:p text:style-name="P15"/>
      <text:p text:style-name="P18"><text:s text:c="71"/><text:span text:style-name="T1">$</text:span> {object_total_ttc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52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03:00.112000000</meta:creation-date>
    <dc:date>2015-02-23T16:19:40.912000000</dc:date>
    <meta:editing-duration>PT1M16S</meta:editing-duration>
    <meta:editing-cycles>1</meta:editing-cycles>
    <meta:document-statistic meta:table-count="0" meta:image-count="0" meta:object-count="0" meta:page-count="1" meta:paragraph-count="12" meta:word-count="25" meta:character-count="825" meta:non-whitespace-character-count="195"/>
    <meta:generator>LibreOffice/4.3.4.1$Windows_x86 LibreOffice_project/bc356b2f991740509f321d70e4512a6a54c5f243</meta:generator>
  </office:meta>
</office:document-meta>
</file>